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paragraph-properties fo:margin-left="0.5in" fo:margin-right="0in" fo:line-height="100%" fo:text-indent="-0.5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Randy Souza – Thesis project research plan</text:span></text:p>
      <text:p text:style-name="P5">Draft August 11, 2010</text:p>
      <text:p text:style-name="P5"/>
      <text:p text:style-name="Standard"><text:span text:style-name="T3">Methodology</text:span>: Contextual inquiry (Beyer &amp; Holtzblatt, 1998), focused by the activity checklist (Kaptelinin, Nardi, &amp; Macaulay, 1999).</text:p>
      <text:p text:style-name="Standard"/>
      <text:p text:style-name="Standard"><text:span text:style-name="T3">Focus</text:span>: How do ePS programmers review code and use the results of code reviews?</text:p>
      <text:p text:style-name="Standard"/>
      <text:p text:style-name="P4">Research process</text:p>
      <text:list xml:id="list563271387" text:style-name="L2">
        <text:list-item>
          <text:p text:style-name="P2">Contextual interviews with 8-10 programmers in the eProducts &amp; Services department</text:p>
        </text:list-item>
        <text:list-item>
          <text:p text:style-name="P2">Interviews take 1-1.5 hours each</text:p>
        </text:list-item>
        <text:list-item>
          <text:p text:style-name="P2">Interviews occur between August 30 and September 17</text:p>
        </text:list-item>
        <text:list-item>
          <text:p text:style-name="P2">The interviewer records field notes and audio</text:p>
        </text:list-item>
      </text:list>
      <text:p text:style-name="Standard"/>
      <text:p text:style-name="P4">Interview guide</text:p>
      <text:p text:style-name="P5">Interviews will address these specific activities:</text:p>
      <text:p text:style-name="P5"/>
      <text:list xml:id="list1422460645" text:style-name="L3">
        <text:list-header>
          <text:p text:style-name="P3">Reviewing code</text:p>
          <text:list>
            <text:list-item>
              <text:p text:style-name="P3">Can you show me the last code you reviewed?</text:p>
            </text:list-item>
            <text:list-item>
              <text:p text:style-name="P3">Can you show me how the author asked you to review the code?</text:p>
            </text:list-item>
            <text:list-item>
              <text:p text:style-name="P3">Can you show me how you got access to the code to review?</text:p>
            </text:list-item>
            <text:list-item>
              <text:p text:style-name="P3">Can you show me what you did once you had access to the code?</text:p>
            </text:list-item>
            <text:list-item>
              <text:p text:style-name="P3">Did you record your feedback while reading the code?</text:p>
            </text:list-item>
            <text:list-item>
              <text:p text:style-name="P3">Did you use a checklist or anything else to decide what to look for?</text:p>
            </text:list-item>
            <text:list-item>
              <text:p text:style-name="P3">Can you show me how you gave your feedback to the author?</text:p>
            </text:list-item>
            <text:list-item>
              <text:p text:style-name="P3">Did the author follow up after you gave your feedback?</text:p>
            </text:list-item>
          </text:list>
        </text:list-header>
      </text:list>
      <text:p text:style-name="Standard"/>
      <text:list xml:id="list1874090611" text:continue-numbering="true" text:style-name="L3">
        <text:list-header>
          <text:p text:style-name="P3">Initiating a code review</text:p>
          <text:list text:continue-numbering="true">
            <text:list-item>
              <text:p text:style-name="P3">Can you show me the last code you had reviewed?</text:p>
            </text:list-item>
            <text:list-item>
              <text:p text:style-name="P3">Why did you decide to have it reviewed?</text:p>
            </text:list-item>
            <text:list-item>
              <text:p text:style-name="P3">Did you stop working on the code while it was being reviewed?</text:p>
            </text:list-item>
            <text:list-item>
              <text:p text:style-name="P3">How did you decide who should review it?</text:p>
            </text:list-item>
            <text:list-item>
              <text:p text:style-name="P3">What did you do to make the code available to the reviewer(s)?</text:p>
            </text:list-item>
            <text:list-item>
              <text:p text:style-name="P3">Can you show me what you made available to the reviewer(s)? Did you post complete files, or snippets of code?</text:p>
            </text:list-item>
            <text:list-item>
              <text:p text:style-name="P3">Can you show me how you instructed the reviewer(s)?</text:p>
            </text:list-item>
          </text:list>
        </text:list-header>
      </text:list>
      <text:p text:style-name="Standard"/>
      <text:list xml:id="list331833352" text:continue-numbering="true" text:style-name="L3">
        <text:list-header>
          <text:p text:style-name="P3">Acting on review feedback</text:p>
          <text:list text:continue-numbering="true">
            <text:list-item>
              <text:p text:style-name="P3">Can you show me changes that you made based on the last code review you ran?</text:p>
            </text:list-item>
            <text:list-item>
              <text:p text:style-name="P3">Can you show me any examples of feedback that you chose not to make?</text:p>
            </text:list-item>
            <text:list-item>
              <text:p text:style-name="P3">Did you tie any changes explicitly back to the review, like in your Perforce change logs?</text:p>
            </text:list-item>
            <text:list-item>
              <text:p text:style-name="P3">Did you follow up with the reviewer(s)?</text:p>
            </text:list-item>
          </text:list>
        </text:list-header>
      </text:list>
      <text:p text:style-name="Standard"/>
      <text:p text:style-name="P4"><text:span text:style-name="T5">While discussing each activity, attention will be paid to:</text:span></text:p>
      <text:p text:style-name="P4"><text:span text:style-name="T5"/></text:p>
      <text:p text:style-name="P4"><text:span text:style-name="T5"><text:tab/>Goals, and actions oriented toward those goals</text:span></text:p>
      <text:list xml:id="list1186773714" text:style-name="L4">
        <text:list-item>
          <text:p text:style-name="P7"><text:span text:style-name="T5">Why did you do it that way?</text:span></text:p>
        </text:list-item>
        <text:list-item>
          <text:p text:style-name="P7"><text:soft-page-break/><text:span text:style-name="T5">Were there any other ways you could have done it?</text:span></text:p>
        </text:list-item>
      </text:list>
      <text:p text:style-name="Standard"><text:span text:style-name="T5"/></text:p>
      <text:p text:style-name="Standard"><text:span text:style-name="T5"><text:tab/>Division of labor; rules and procedures</text:span></text:p>
      <text:list xml:id="list1394425600" text:style-name="L6">
        <text:list-item>
          <text:list>
            <text:list-item>
              <text:p text:style-name="P9"><text:span text:style-name="T5">Was anyone else involved in that?</text:span></text:p>
            </text:list-item>
            <text:list-item>
              <text:p text:style-name="P9"><text:span text:style-name="T5">Why did you do it that way?</text:span></text:p>
            </text:list-item>
          </text:list>
        </text:list-item>
      </text:list>
      <text:p text:style-name="Standard"><text:span text:style-name="T5"/></text:p>
      <text:p text:style-name="Standard"><text:span text:style-name="T5"><text:tab/>Learning, contradictions, and breakdowns</text:span></text:p>
      <text:list xml:id="list414418730" text:continue-list="list1186773714" text:style-name="L4">
        <text:list-item>
          <text:p text:style-name="P6">Has that become easier/harder over time?</text:p>
        </text:list-item>
        <text:list-item>
          <text:p text:style-name="P6">Did you experience any problems?</text:p>
        </text:list-item>
        <text:list-item>
          <text:p text:style-name="P6">Were there any tools that helped you do that?</text:p>
        </text:list-item>
        <text:list-item>
          <text:p text:style-name="P6">Were there any other ways you could have done it?</text:p>
        </text:list-item>
      </text:list>
      <text:p text:style-name="Standard"/>
      <text:p text:style-name="Standard"><text:tab/>Development</text:p>
      <text:list xml:id="list75880070" text:style-name="L5">
        <text:list-item>
          <text:list>
            <text:list-item>
              <text:p text:style-name="P8">Can you show me any examples where you did that differently?</text:p>
            </text:list-item>
            <text:list-item>
              <text:p text:style-name="P8"><text:span text:style-name="T5">Were there any other ways you could have done it?</text:span></text:p>
            </text:list-item>
          </text:list>
        </text:list-item>
      </text:list>
      <text:p text:style-name="Standard"/>
      <text:p text:style-name="P4">References</text:p>
      <text:p text:style-name="P10">Beyer, H., &amp; Holtzblatt, K. (1998). Contextual design: Defining customer-centered systems. San Francisco, CA: Morgan Kaufmann.</text:p>
      <text:p text:style-name="P10">Kaptelinin, V., Nardi, B. A., &amp; Macaulay, C. (1999, July-August). The activity checklist: A tool for representing the “space” of context. <text:span text:style-name="T1">interactions</text:span><text:span text:style-name="T2">, 27-3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1T21:31:40</meta:creation-date>
    <dc:date>2010-08-11T22:38:34</dc:date>
    <dc:creator>Randy Souza</dc:creator>
    <meta:editing-duration>PT01H06M54S</meta:editing-duration>
    <meta:editing-cycles>25</meta:editing-cycles>
    <meta:generator>OpenOffice.org/3.2$Linux OpenOffice.org_project/320m12$Build-9483</meta:generator>
    <meta:document-statistic meta:table-count="0" meta:image-count="0" meta:object-count="0" meta:page-count="2" meta:paragraph-count="51" meta:word-count="504" meta:character-count="2699"/>
  </office:meta>
</office:document-meta>
</file>